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www.hudson-miramont.com/" xlink:type="simple">Hudson Miramont</text:a>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lantanahillsapts.com/" xlink:type="simple">Lantana Hills</text:a>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1" table:formula="of:=AVERAGE([.D29];[.F29];[.H29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1" table:formula="of:=AVERAGE([.D30];[.F30];[.H30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1" table:formula="of:=AVERAGE([.D31];[.F31];[.H31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4:35:28.772688323</dc:date>
    <meta:editing-duration>P15DT21H51M9S</meta:editing-duration>
    <meta:editing-cycles>286</meta:editing-cycles>
    <meta:generator>LibreOffice/5.1.6.2$Linux_X86_64 LibreOffice_project/10m0$Build-2</meta:generator>
    <meta:document-statistic meta:table-count="5" meta:cell-count="4573" meta:object-count="0"/>
  </office:meta>
</office:document-meta>
</file>